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roject Architecture and Rationale</text:p>
      <text:p text:style-name="Preformatted_20_Text">Fruit Image Classification (CNN)</text:p>
      <text:p text:style-name="Preformatted_20_Text">Date: 2026-03-05</text:p>
      <text:p text:style-name="Preformatted_20_Text"/>
      <text:p text:style-name="Preformatted_20_Text">============================================================</text:p>
      <text:p text:style-name="Preformatted_20_Text">1) Executive Summary</text:p>
      <text:p text:style-name="Preformatted_20_Text">============================================================</text:p>
      <text:p text:style-name="Preformatted_20_Text"/>
      <text:p text:style-name="Preformatted_20_Text">This project is organized as a professional, reproducible machine-learning codebase for image classification.</text:p>
      <text:p text:style-name="Preformatted_20_Text">The goal is to train, evaluate, and use a CNN model for fruit recognition while keeping experimentation, production code, data, and outputs clearly separated.</text:p>
      <text:p text:style-name="Preformatted_20_Text"/>
      <text:p text:style-name="Preformatted_20_Text">Core principles used:</text:p>
      <text:p text:style-name="Preformatted_20_Text">- Reproducibility: config-driven runs</text:p>
      <text:p text:style-name="Preformatted_20_Text">- Maintainability: modular source layout</text:p>
      <text:p text:style-name="Preformatted_20_Text">- Traceability: explicit output artifacts in reports/</text:p>
      <text:p text:style-name="Preformatted_20_Text">- Practicality: scripts for train/evaluate/predict</text:p>
      <text:p text:style-name="Preformatted_20_Text"/>
      <text:p text:style-name="Preformatted_20_Text"/>
      <text:p text:style-name="Preformatted_20_Text">============================================================</text:p>
      <text:p text:style-name="Preformatted_20_Text">2) Project Structure (What Exists and Why)</text:p>
      <text:p text:style-name="Preformatted_20_Text">============================================================</text:p>
      <text:p text:style-name="Preformatted_20_Text"/>
      <text:p text:style-name="Preformatted_20_Text">Current layout:</text:p>
      <text:p text:style-name="Preformatted_20_Text"/>
      <text:p text:style-name="Preformatted_20_Text">ml_project/</text:p>
      <text:p text:style-name="Preformatted_20_Text">├── configs/</text:p>
      <text:p text:style-name="Preformatted_20_Text">├── data/</text:p>
      <text:p text:style-name="Preformatted_20_Text">│ <text:s text:c="2"/>├── raw/</text:p>
      <text:p text:style-name="Preformatted_20_Text">│ <text:s text:c="2"/>└── processed/</text:p>
      <text:p text:style-name="Preformatted_20_Text">├── notebooks/</text:p>
      <text:p text:style-name="Preformatted_20_Text">├── reports/</text:p>
      <text:p text:style-name="Preformatted_20_Text">├── src/</text:p>
      <text:p text:style-name="Preformatted_20_Text">│ <text:s text:c="2"/>├── data/</text:p>
      <text:p text:style-name="Preformatted_20_Text">│ <text:s text:c="2"/>├── features/</text:p>
      <text:p text:style-name="Preformatted_20_Text">│ <text:s text:c="2"/>├── models/</text:p>
      <text:p text:style-name="Preformatted_20_Text">│ <text:s text:c="2"/>└── utils/</text:p>
      <text:p text:style-name="Preformatted_20_Text">└── tests/</text:p>
      <text:p text:style-name="Preformatted_20_Text"/>
      <text:p text:style-name="Preformatted_20_Text">Detailed purpose of each part:</text:p>
      <text:p text:style-name="Preformatted_20_Text"/>
      <text:p text:style-name="Preformatted_20_Text">A) configs/</text:p>
      <text:p text:style-name="Preformatted_20_Text">- What: YAML profiles such as train.yaml, train_fast.yaml, evaluate.yaml, predict.yaml.</text:p>
      <text:p text:style-name="Preformatted_20_Text">- Why: decouples experiment settings from code.</text:p>
      <text:p text:style-name="Preformatted_20_Text">- Use:</text:p>
      <text:p text:style-name="Preformatted_20_Text"><text:s text:c="2"/>- swap data paths without touching Python</text:p>
      <text:p text:style-name="Preformatted_20_Text"><text:s text:c="2"/>- run fast vs full training profiles</text:p>
      <text:p text:style-name="Preformatted_20_Text"><text:s text:c="2"/>- keep runs comparable between team members</text:p>
      <text:p text:style-name="Preformatted_20_Text"/>
      <text:p text:style-name="Preformatted_20_Text">B) data/raw/</text:p>
      <text:p text:style-name="Preformatted_20_Text">- What: original dataset source files (fruits images).</text:p>
      <text:p text:style-name="Preformatted_20_Text">- Why: immutable reference data.</text:p>
      <text:p text:style-name="Preformatted_20_Text">- Use: training/validation/test ingestion.</text:p>
      <text:p text:style-name="Preformatted_20_Text"/>
      <text:p text:style-name="Preformatted_20_Text">C) data/processed/</text:p>
      <text:p text:style-name="Preformatted_20_Text">- What: generated/transformed data artifacts.</text:p>
      <text:p text:style-name="Preformatted_20_Text">- Why: avoids mixing derived files with raw data.</text:p>
      <text:p text:style-name="Preformatted_20_Text">- Use: future feature caches, cleaned metadata, transformed datasets.</text:p>
      <text:p text:style-name="Preformatted_20_Text"/>
      <text:p text:style-name="Preformatted_20_Text">D) notebooks/</text:p>
      <text:p text:style-name="Preformatted_20_Text">- What: experiment notebooks (CNNmodel.ipynb).</text:p>
      <text:p text:style-name="Preformatted_20_Text">- Why: exploration and visualization, not deployment logic.</text:p>
      <text:p text:style-name="Preformatted_20_Text">- Use: quick hypothesis checks and training demos.</text:p>
      <text:p text:style-name="Preformatted_20_Text"/>
      <text:p text:style-name="Preformatted_20_Text">E) src/</text:p>
      <text:p text:style-name="Preformatted_20_Text">- What: production-grade Python package.</text:p>
      <text:p text:style-name="Preformatted_20_Text">- Why: stable, testable, reusable code.</text:p>
      <text:p text:style-name="Preformatted_20_Text">- Submodules:</text:p>
      <text:p text:style-name="Preformatted_20_Text"/>
      <text:p text:style-name="Preformatted_20_Text"><text:s text:c="2"/>src/data/</text:p>
      <text:p text:style-name="Preformatted_20_Text"><text:s text:c="2"/>- dataset.py builds training/validation/test datasets from folder structure.</text:p>
      <text:p text:style-name="Preformatted_20_Text"><text:s text:c="2"/>- Why separated: data IO is independent from model design.</text:p>
      <text:p text:style-name="Preformatted_20_Text"/>
      <text:p text:style-name="Preformatted_20_Text"><text:s text:c="2"/>src/features/</text:p>
      <text:p text:style-name="Preformatted_20_Text"><text:s text:c="2"/>- preprocess.py standardizes image preparation for inference.</text:p>
      <text:p text:style-name="Preformatted_20_Text"><text:s text:c="2"/>- Why separated: prevents training/inference preprocessing drift.</text:p>
      <text:p text:style-name="Preformatted_20_Text"/>
      <text:p text:style-name="Preformatted_20_Text"><text:s text:c="2"/>src/models/</text:p>
      <text:p text:style-name="Preformatted_20_Text"><text:s text:c="2"/>- model.py contains architecture definition.</text:p>
      <text:p text:style-name="Preformatted_20_Text"><text:s text:c="2"/>- train.py runs end-to-end training.</text:p>
      <text:p text:style-name="Preformatted_20_Text"><text:s text:c="2"/>- evaluate.py computes test metrics and exports JSON.</text:p>
      <text:p text:style-name="Preformatted_20_Text"><text:s text:c="2"/>- predict.py performs single-image inference.</text:p>
      <text:p text:style-name="Preformatted_20_Text"><text:s text:c="2"/>- Why separated: clean lifecycle stages (build/train/eval/infer).</text:p>
      <text:p text:style-name="Preformatted_20_Text"/>
      <text:p text:style-name="Preformatted_20_Text"><text:s text:c="2"/>src/utils/</text:p>
      <text:p text:style-name="Preformatted_20_Text"><text:s text:c="2"/>- config.py loads YAML safely.</text:p>
      <text:p text:style-name="Preformatted_20_Text"><text:s text:c="2"/>- logging_utils.py standardizes logs.</text:p>
      <text:p text:style-name="Preformatted_20_Text"><text:s text:c="2"/>- Why separated: shared cross-cutting concerns in one place.</text:p>
      <text:p text:style-name="Preformatted_20_Text"/>
      <text:p text:style-name="Preformatted_20_Text">F) reports/</text:p>
      <text:p text:style-name="Preformatted_20_Text">- What: run outputs (metrics.json, training_history.csv, figures, rationale docs).</text:p>
      <text:p text:style-name="Preformatted_20_Text">- Why: centralized reporting evidence.</text:p>
      <text:p text:style-name="Preformatted_20_Text">- Use: grading, audit, progress tracking, model comparison.</text:p>
      <text:p text:style-name="Preformatted_20_Text"/>
      <text:p text:style-name="Preformatted_20_Text">G) tests/</text:p>
      <text:p text:style-name="Preformatted_20_Text">- What: unit tests for config and preprocessing.</text:p>
      <text:p text:style-name="Preformatted_20_Text">- Why: baseline quality checks and regression prevention.</text:p>
      <text:p text:style-name="Preformatted_20_Text">- Use: quick validation after refactoring.</text:p>
      <text:p text:style-name="Preformatted_20_Text"/>
      <text:p text:style-name="Preformatted_20_Text"/>
      <text:p text:style-name="Preformatted_20_Text">============================================================</text:p>
      <text:p text:style-name="Preformatted_20_Text">3) How To Use This Project (Operational Guide)</text:p>
      <text:p text:style-name="Preformatted_20_Text">============================================================</text:p>
      <text:p text:style-name="Preformatted_20_Text"/>
      <text:p text:style-name="Preformatted_20_Text">3.1 Full training</text:p>
      <text:p text:style-name="Preformatted_20_Text">- Command:</text:p>
      <text:p text:style-name="Preformatted_20_Text"><text:s text:c="2"/>python -m src.models.train --config configs/train.yaml</text:p>
      <text:p text:style-name="Preformatted_20_Text">- Produces:</text:p>
      <text:p text:style-name="Preformatted_20_Text"><text:s text:c="2"/>- src/models/modelCNN.h5</text:p>
      <text:p text:style-name="Preformatted_20_Text"><text:s text:c="2"/>- reports/training_history.csv</text:p>
      <text:p text:style-name="Preformatted_20_Text"/>
      <text:p text:style-name="Preformatted_20_Text">3.2 Fast training (iteration profile)</text:p>
      <text:p text:style-name="Preformatted_20_Text">- Command:</text:p>
      <text:p text:style-name="Preformatted_20_Text"><text:s text:c="2"/>python -m src.models.train --config configs/train_fast.yaml</text:p>
      <text:p text:style-name="Preformatted_20_Text">- Why use it:</text:p>
      <text:p text:style-name="Preformatted_20_Text"><text:s text:c="2"/>- faster feedback loop</text:p>
      <text:p text:style-name="Preformatted_20_Text"><text:s text:c="2"/>- lower compute cost</text:p>
      <text:p text:style-name="Preformatted_20_Text"><text:s text:c="2"/>- useful for debugging pipeline changes</text:p>
      <text:p text:style-name="Preformatted_20_Text">- Produces:</text:p>
      <text:p text:style-name="Preformatted_20_Text"><text:s text:c="2"/>- src/models/modelCNN_fast.h5</text:p>
      <text:p text:style-name="Preformatted_20_Text"><text:s text:c="2"/>- reports/training_history_fast.csv</text:p>
      <text:p text:style-name="Preformatted_20_Text"/>
      <text:p text:style-name="Preformatted_20_Text">3.3 Evaluation</text:p>
      <text:p text:style-name="Preformatted_20_Text">- Command:</text:p>
      <text:p text:style-name="Preformatted_20_Text"><text:s text:c="2"/>python -m src.models.evaluate --config configs/evaluate.yaml</text:p>
      <text:p text:style-name="Preformatted_20_Text">- Produces:</text:p>
      <text:p text:style-name="Preformatted_20_Text"><text:s text:c="2"/>- reports/metrics.json</text:p>
      <text:p text:style-name="Preformatted_20_Text">- Typical metric keys:</text:p>
      <text:p text:style-name="Preformatted_20_Text"><text:s text:c="2"/>- test_loss</text:p>
      <text:p text:style-name="Preformatted_20_Text"><text:s text:c="2"/>- test_accuracy</text:p>
      <text:p text:style-name="Preformatted_20_Text"/>
      <text:p text:style-name="Preformatted_20_Text">3.4 Single image prediction</text:p>
      <text:p text:style-name="Preformatted_20_Text">- Command:</text:p>
      <text:p text:style-name="Preformatted_20_Text"><text:s text:c="2"/>python -m src.models.predict --config configs/predict.yaml --image /path/to/image.png</text:p>
      <text:p text:style-name="Preformatted_20_Text">- Output:</text:p>
      <text:p text:style-name="Preformatted_20_Text"><text:s text:c="2"/>- predicted class</text:p>
      <text:p text:style-name="Preformatted_20_Text"><text:s text:c="2"/>- per-class probabilities</text:p>
      <text:p text:style-name="Preformatted_20_Text"/>
      <text:p text:style-name="Preformatted_20_Text"/>
      <text:p text:style-name="Preformatted_20_Text">============================================================</text:p>
      <text:p text:style-name="Preformatted_20_Text">4) Why These Engineering Choices Were Made</text:p>
      <text:p text:style-name="Preformatted_20_Text">============================================================</text:p>
      <text:p text:style-name="Preformatted_20_Text"/>
      <text:p text:style-name="Preformatted_20_Text">4.1 Config-driven pipeline</text:p>
      <text:p text:style-name="Preformatted_20_Text">- Reason: reproducible experiments and easier environment portability.</text:p>
      <text:p text:style-name="Preformatted_20_Text">- Tradeoff: slight complexity in config management.</text:p>
      <text:p text:style-name="Preformatted_20_Text"/>
      <text:p text:style-name="Preformatted_20_Text">4.2 Separate train/eval/predict scripts</text:p>
      <text:p text:style-name="Preformatted_20_Text">- Reason: cleaner lifecycle boundaries and simpler automation.</text:p>
      <text:p text:style-name="Preformatted_20_Text">- Tradeoff: multiple entrypoints to maintain (worth it for clarity).</text:p>
      <text:p text:style-name="Preformatted_20_Text"/>
      <text:p text:style-name="Preformatted_20_Text">4.3 Baseline CNN architecture</text:p>
      <text:p text:style-name="Preformatted_20_Text">- Reason: robust educational baseline for image classification.</text:p>
      <text:p text:style-name="Preformatted_20_Text">- Tradeoff: lower peak accuracy than transfer learning models in some cases.</text:p>
      <text:p text:style-name="Preformatted_20_Text"/>
      <text:p text:style-name="Preformatted_20_Text">4.4 EarlyStopping + best-checkpoint saving</text:p>
      <text:p text:style-name="Preformatted_20_Text">- Reason: reduces overfitting and preserves best validation model.</text:p>
      <text:p text:style-name="Preformatted_20_Text">- Tradeoff: best epoch can differ from final epoch (expected behavior).</text:p>
      <text:p text:style-name="Preformatted_20_Text"/>
      <text:p text:style-name="Preformatted_20_Text">4.5 tf.data custom loader</text:p>
      <text:p text:style-name="Preformatted_20_Text">- Reason: environment-compatible pipeline that avoids semaphore/threadpool restrictions from legacy Keras directory iterators in this sandbox.</text:p>
      <text:p text:style-name="Preformatted_20_Text">- Tradeoff: slightly more code than convenience loaders.</text:p>
      <text:p text:style-name="Preformatted_20_Text"/>
      <text:p text:style-name="Preformatted_20_Text">4.6 Reporting artifacts in CSV/JSON</text:p>
      <text:p text:style-name="Preformatted_20_Text">- Reason: easy downstream analysis and automation compatibility.</text:p>
      <text:p text:style-name="Preformatted_20_Text">- Tradeoff: additional files generated per run.</text:p>
      <text:p text:style-name="Preformatted_20_Text"/>
      <text:p text:style-name="Preformatted_20_Text"/>
      <text:p text:style-name="Preformatted_20_Text">============================================================</text:p>
      <text:p text:style-name="Preformatted_20_Text">5) File-by-File Practical Use Mapping</text:p>
      <text:p text:style-name="Preformatted_20_Text">============================================================</text:p>
      <text:p text:style-name="Preformatted_20_Text"/>
      <text:p text:style-name="Preformatted_20_Text">- configs/train.yaml</text:p>
      <text:p text:style-name="Preformatted_20_Text"><text:s text:c="2"/>Primary full training profile.</text:p>
      <text:p text:style-name="Preformatted_20_Text"/>
      <text:p text:style-name="Preformatted_20_Text">- configs/train_fast.yaml</text:p>
      <text:p text:style-name="Preformatted_20_Text"><text:s text:c="2"/>Fast iteration profile for quick experiments.</text:p>
      <text:p text:style-name="Preformatted_20_Text"/>
      <text:p text:style-name="Preformatted_20_Text">- configs/evaluate.yaml</text:p>
      <text:p text:style-name="Preformatted_20_Text"><text:s text:c="2"/>Test-set evaluation profile.</text:p>
      <text:p text:style-name="Preformatted_20_Text"/>
      <text:p text:style-name="Preformatted_20_Text">- configs/predict.yaml</text:p>
      <text:p text:style-name="Preformatted_20_Text"><text:s text:c="2"/>Single-image inference profile.</text:p>
      <text:p text:style-name="Preformatted_20_Text"/>
      <text:p text:style-name="Preformatted_20_Text">- src/data/dataset.py</text:p>
      <text:p text:style-name="Preformatted_20_Text"><text:s text:c="2"/>Canonical dataset ingestion logic.</text:p>
      <text:p text:style-name="Preformatted_20_Text"/>
      <text:p text:style-name="Preformatted_20_Text">- src/features/preprocess.py</text:p>
      <text:p text:style-name="Preformatted_20_Text"><text:s text:c="2"/>Standardized inference preprocessing.</text:p>
      <text:p text:style-name="Preformatted_20_Text"/>
      <text:p text:style-name="Preformatted_20_Text">- src/models/model.py</text:p>
      <text:p text:style-name="Preformatted_20_Text"><text:s text:c="2"/>Central model architecture definition.</text:p>
      <text:p text:style-name="Preformatted_20_Text"/>
      <text:p text:style-name="Preformatted_20_Text">- src/models/train.py</text:p>
      <text:p text:style-name="Preformatted_20_Text"><text:s text:c="2"/>Training orchestrator and history export.</text:p>
      <text:p text:style-name="Preformatted_20_Text"/>
      <text:p text:style-name="Preformatted_20_Text">- src/models/evaluate.py</text:p>
      <text:p text:style-name="Preformatted_20_Text"><text:s text:c="2"/>Metrics computation and JSON export.</text:p>
      <text:p text:style-name="Preformatted_20_Text"/>
      <text:p text:style-name="Preformatted_20_Text">- src/models/predict.py</text:p>
      <text:p text:style-name="Preformatted_20_Text"><text:s text:c="2"/>Inference CLI endpoint.</text:p>
      <text:p text:style-name="Preformatted_20_Text"/>
      <text:p text:style-name="Preformatted_20_Text">- src/utils/config.py</text:p>
      <text:p text:style-name="Preformatted_20_Text"><text:s text:c="2"/>YAML loading/validation.</text:p>
      <text:p text:style-name="Preformatted_20_Text"/>
      <text:p text:style-name="Preformatted_20_Text">- src/utils/logging_utils.py</text:p>
      <text:p text:style-name="Preformatted_20_Text"><text:s text:c="2"/>Consistent runtime logging.</text:p>
      <text:p text:style-name="Preformatted_20_Text"/>
      <text:p text:style-name="Preformatted_20_Text">- tests/test_config.py</text:p>
      <text:p text:style-name="Preformatted_20_Text"><text:s text:c="2"/>Config parser guardrail.</text:p>
      <text:p text:style-name="Preformatted_20_Text"/>
      <text:p text:style-name="Preformatted_20_Text">- tests/test_preprocess.py</text:p>
      <text:p text:style-name="Preformatted_20_Text"><text:s text:c="2"/>Image preprocessing shape/range guardrail.</text:p>
      <text:p text:style-name="Preformatted_20_Text"/>
      <text:p text:style-name="Preformatted_20_Text"/>
      <text:p text:style-name="Preformatted_20_Text">============================================================</text:p>
      <text:p text:style-name="Preformatted_20_Text">6) Typical Workflows by Persona</text:p>
      <text:p text:style-name="Preformatted_20_Text">============================================================</text:p>
      <text:p text:style-name="Preformatted_20_Text"/>
      <text:p text:style-name="Preformatted_20_Text">Student / Researcher workflow:</text:p>
      <text:p text:style-name="Preformatted_20_Text">1. Start with train_fast.yaml to validate pipeline changes quickly.</text:p>
      <text:p text:style-name="Preformatted_20_Text">2. Move to train.yaml for final-quality run.</text:p>
      <text:p text:style-name="Preformatted_20_Text">3. Evaluate and collect reports/metrics.json.</text:p>
      <text:p text:style-name="Preformatted_20_Text">4. Summarize findings with training_history.csv and notebook plots.</text:p>
      <text:p text:style-name="Preformatted_20_Text"/>
      <text:p text:style-name="Preformatted_20_Text">Engineer workflow:</text:p>
      <text:p text:style-name="Preformatted_20_Text">1. Modify code in src/ modules.</text:p>
      <text:p text:style-name="Preformatted_20_Text">2. Run tests.</text:p>
      <text:p text:style-name="Preformatted_20_Text">3. Run fast train profile.</text:p>
      <text:p text:style-name="Preformatted_20_Text">4. Run evaluation and confirm no regressions.</text:p>
      <text:p text:style-name="Preformatted_20_Text"/>
      <text:p text:style-name="Preformatted_20_Text">Demo workflow:</text:p>
      <text:p text:style-name="Preformatted_20_Text">1. Ensure model file exists.</text:p>
      <text:p text:style-name="Preformatted_20_Text">2. Run predict.py on arbitrary images.</text:p>
      <text:p text:style-name="Preformatted_20_Text">3. Show predicted class + probabilities.</text:p>
      <text:p text:style-name="Preformatted_20_Text"/>
      <text:p text:style-name="Preformatted_20_Text"/>
      <text:p text:style-name="Preformatted_20_Text">============================================================</text:p>
      <text:p text:style-name="Preformatted_20_Text">7) Quality, Reproducibility, and Professionalism</text:p>
      <text:p text:style-name="Preformatted_20_Text">============================================================</text:p>
      <text:p text:style-name="Preformatted_20_Text"/>
      <text:p text:style-name="Preformatted_20_Text">This structure is professional because it provides:</text:p>
      <text:p text:style-name="Preformatted_20_Text">- clear module boundaries</text:p>
      <text:p text:style-name="Preformatted_20_Text">- reproducible config files</text:p>
      <text:p text:style-name="Preformatted_20_Text">- deterministic artifact locations</text:p>
      <text:p text:style-name="Preformatted_20_Text">- separate experimentation vs production code</text:p>
      <text:p text:style-name="Preformatted_20_Text">- baseline tests</text:p>
      <text:p text:style-name="Preformatted_20_Text">- documented commands and outputs</text:p>
      <text:p text:style-name="Preformatted_20_Text"/>
      <text:p text:style-name="Preformatted_20_Text"/>
      <text:p text:style-name="Preformatted_20_Text">============================================================</text:p>
      <text:p text:style-name="Preformatted_20_Text">8) Current Limitations and Next Improvements</text:p>
      <text:p text:style-name="Preformatted_20_Text">============================================================</text:p>
      <text:p text:style-name="Preformatted_20_Text"/>
      <text:p text:style-name="Preformatted_20_Text">Current limitations:</text:p>
      <text:p text:style-name="Preformatted_20_Text">- baseline CNN only (no transfer learning branch yet)</text:p>
      <text:p text:style-name="Preformatted_20_Text">- H5 model format emits a deprecation-style warning in modern Keras</text:p>
      <text:p text:style-name="Preformatted_20_Text">- tests are foundational but not exhaustive</text:p>
      <text:p text:style-name="Preformatted_20_Text"/>
      <text:p text:style-name="Preformatted_20_Text">Recommended next steps:</text:p>
      <text:p text:style-name="Preformatted_20_Text">- add EfficientNet/ResNet model option via config switch</text:p>
      <text:p text:style-name="Preformatted_20_Text">- save native .keras model in addition to .h5</text:p>
      <text:p text:style-name="Preformatted_20_Text">- add confusion matrix + classification report export</text:p>
      <text:p text:style-name="Preformatted_20_Text">- add dataset validation checks (class imbalance, corruption)</text:p>
      <text:p text:style-name="Preformatted_20_Text">- add CI pipeline for tests and linting</text:p>
      <text:p text:style-name="Preformatted_20_Text"/>
      <text:p text:style-name="Preformatted_20_Text"/>
      <text:p text:style-name="Preformatted_20_Text">============================================================</text:p>
      <text:p text:style-name="Preformatted_20_Text">9) Conclusion</text:p>
      <text:p text:style-name="Preformatted_20_Text">============================================================</text:p>
      <text:p text:style-name="Preformatted_20_Text"/>
      <text:p text:style-name="Preformatted_20_Text">The project now supports both educational and practical workflows:</text:p>
      <text:p text:style-name="Preformatted_20_Text">- fast iteration for development</text:p>
      <text:p text:style-name="Preformatted_20_Text">- reproducible full training</text:p>
      <text:p text:style-name="Preformatted_20_Text">- standardized evaluation</text:p>
      <text:p text:style-name="Preformatted_20_Text">- direct prediction usage</text:p>
      <text:p text:style-name="Preformatted_20_Text"/>
      <text:p text:style-name="Preformatted_20_Text">It is structured to scale from a course assignment to a maintainable ML mini-project with minimal rework.</text:p>
      <text:p text:style-name="Preformatted_20_Text"/>
      <text:p text:style-name="Preformatted_20_Text">End of docu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0" meta:image-count="0" meta:object-count="0" meta:page-count="1" meta:paragraph-count="213" meta:word-count="973" meta:character-count="8209" meta:non-whitespace-character-count="7344"/>
    <meta:generator>LibreOffice/25.8.5.2$Linux_X86_64 LibreOffice_project/580$Build-2</meta:generator>
  </office:meta>
</office:document-meta>
</file>